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dee6ef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order-bottom="none" fo:background-color="#cccccc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ackground-color="#cccccc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fo:color="#069a2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="none"/>
      <style:text-properties fo:color="#069a2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f7d1d5"/>
    </style:style>
    <style:style style:name="ce25" style:family="table-cell" style:parent-style-name="Default">
      <style:table-cell-properties fo:border-bottom="0.74pt solid #000000" fo:background-color="#f7d1d5" fo:border-left="0.74pt solid #000000" fo:border-right="none" fo:border-top="0.74pt solid #000000"/>
    </style:style>
    <style:style style:name="ce26" style:family="table-cell" style:parent-style-name="Default" style:data-style-name="N0">
      <style:table-cell-properties fo:background-color="#f7d1d5"/>
    </style:style>
    <style:style style:name="ce27" style:family="table-cell" style:parent-style-name="Default" style:data-style-name="N107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default-cell-style-name="ce9"/>
        <table:table-column table:style-name="co1" table:default-cell-style-name="Default"/>
        <table:table-column table:style-name="co1" table:default-cell-style-name="ce23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ce4" table:formula="of:=SUM([.B3] + [.B3]/100)" office:value-type="float" office:value="101" calcext:value-type="float">
            <text:p>101</text:p>
          </table:table-cell>
          <table:table-cell table:style-name="Default" table:formula="of:=SUM([.B3]*1.02)" office:value-type="float" office:value="102" calcext:value-type="float">
            <text:p>102</text:p>
          </table:table-cell>
          <table:table-cell table:style-name="ce4" table:formula="of:=SUM([.B3]*1.05)" office:value-type="float" office:value="105" calcext:value-type="float">
            <text:p>105</text:p>
          </table:table-cell>
          <table:table-cell table:style-name="Default" table:formula="of:=SUM([.B3]*1.1)" office:value-type="float" office:value="110" calcext:value-type="float">
            <text:p>110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table:style-name="Default" table:number-columns-repeated="6"/>
          <table:table-cell/>
          <table:table-cell table:style-name="ce23" office:value-type="string" calcext:value-type="string">
            <text:p>SOL</text:p>
          </table:table-cell>
          <table:table-cell table:style-name="ce7" office:value-type="string" calcext:value-type="string">
            <text:p>APE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table:style-name="ce1" office:value-type="float" office:value="24.58" calcext:value-type="float">
            <text:p>24,58</text:p>
          </table:table-cell>
          <table:table-cell table:style-name="ce3" table:formula="of:=SUM([.B5] + [.B5]/100)" office:value-type="float" office:value="24.8258" calcext:value-type="float">
            <text:p>24,8258</text:p>
          </table:table-cell>
          <table:table-cell table:style-name="ce8" table:formula="of:=SUM([.B5]*1.02)" office:value-type="float" office:value="25.0716" calcext:value-type="float">
            <text:p>25,0716</text:p>
          </table:table-cell>
          <table:table-cell table:style-name="ce3" table:formula="of:=SUM([.B5]*1.05)" office:value-type="float" office:value="25.809" calcext:value-type="float">
            <text:p>25,809</text:p>
          </table:table-cell>
          <table:table-cell table:style-name="ce10" table:formula="of:=SUM([.B5]*1.1)" office:value-type="float" office:value="27.038" calcext:value-type="float">
            <text:p>27,038</text:p>
          </table:table-cell>
          <table:table-cell/>
          <table:table-cell office:value-type="string" calcext:value-type="string">
            <text:p>APE</text:p>
          </table:table-cell>
          <table:table-cell table:style-name="ce1" office:value-type="float" office:value="5.934" calcext:value-type="float">
            <text:p>5,934</text:p>
          </table:table-cell>
          <table:table-cell table:style-name="ce3" table:formula="of:=SUM([.I5] + [.I5]/100)" office:value-type="float" office:value="5.99334" calcext:value-type="float">
            <text:p>5,99334</text:p>
          </table:table-cell>
          <table:table-cell table:style-name="ce8" table:formula="of:=SUM([.I5]*1.02)" office:value-type="float" office:value="6.05268" calcext:value-type="float">
            <text:p>6,05268</text:p>
          </table:table-cell>
          <table:table-cell table:style-name="ce3" table:formula="of:=SUM([.I5]*1.05)" office:value-type="float" office:value="6.2307" calcext:value-type="float">
            <text:p>6,2307</text:p>
          </table:table-cell>
          <table:table-cell table:style-name="ce10" table:formula="of:=SUM([.I5]*1.1)" office:value-type="float" office:value="6.5274" calcext:value-type="float">
            <text:p>6,5274</text:p>
          </table:table-cell>
          <table:table-cell/>
          <table:table-cell table:style-name="ce24" table:formula="of:=SUM([.B5])" office:value-type="float" office:value="24.58" calcext:value-type="float">
            <text:p>24,58</text:p>
          </table:table-cell>
          <table:table-cell table:style-name="ce11" table:formula="of:=SUM([.I5])" office:value-type="float" office:value="5.934" calcext:value-type="float">
            <text:p>5,934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/>
          <table:table-cell table:formula="of:=SUM([.C5]-[.B5])" office:value-type="float" office:value="0.245799999999999" calcext:value-type="float">
            <text:p>0,245799999999999</text:p>
          </table:table-cell>
          <table:table-cell table:formula="of:=SUM([.D5]-[.B5])" office:value-type="float" office:value="0.491600000000002" calcext:value-type="float">
            <text:p>0,491600000000002</text:p>
          </table:table-cell>
          <table:table-cell table:formula="of:=SUM([.E5]-[.B5])" office:value-type="float" office:value="1.229" calcext:value-type="float">
            <text:p>1,229</text:p>
          </table:table-cell>
          <table:table-cell table:formula="of:=SUM([.F5]-[.B5])" office:value-type="float" office:value="2.458" calcext:value-type="float">
            <text:p>2,458</text:p>
          </table:table-cell>
          <table:table-cell/>
          <table:table-cell office:value-type="string" calcext:value-type="string">
            <text:p>APE</text:p>
          </table:table-cell>
          <table:table-cell/>
          <table:table-cell table:formula="of:=SUM([.J5]-[.I5])" office:value-type="float" office:value="0.0593399999999997" calcext:value-type="float">
            <text:p>0,0593399999999997</text:p>
          </table:table-cell>
          <table:table-cell table:formula="of:=SUM([.K5]-[.I5])" office:value-type="float" office:value="0.11868" calcext:value-type="float">
            <text:p>0,11868</text:p>
          </table:table-cell>
          <table:table-cell table:formula="of:=SUM([.L5]-[.I5])" office:value-type="float" office:value="0.2967" calcext:value-type="float">
            <text:p>0,2967</text:p>
          </table:table-cell>
          <table:table-cell table:formula="of:=SUM([.M5]-[.I5])" office:value-type="float" office:value="0.593400000000001" calcext:value-type="float">
            <text:p>0,593400000000001</text:p>
          </table:table-cell>
          <table:table-cell/>
          <table:table-cell table:style-name="ce26" table:formula="of:=SUM([.B8])" office:value-type="float" office:value="24.42" calcext:value-type="float">
            <text:p>24,42</text:p>
          </table:table-cell>
          <table:table-cell table:style-name="ce11" table:formula="of:=SUM([.I8])" office:value-type="float" office:value="5.922" calcext:value-type="float">
            <text:p>5,922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table:number-columns-repeated="6"/>
          <table:table-cell office:value-type="string" calcext:value-type="string">
            <text:p>APE</text:p>
          </table:table-cell>
          <table:table-cell table:number-columns-repeated="6"/>
          <table:table-cell table:style-name="ce24"/>
          <table:table-cell table:style-name="ce11" table:formula="of:=SUM([.I11])" office:value-type="float" office:value="5.885" calcext:value-type="float">
            <text:p>5,885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table:style-name="ce1" office:value-type="float" office:value="24.42" calcext:value-type="float">
            <text:p>24,42</text:p>
          </table:table-cell>
          <table:table-cell table:style-name="ce3" table:formula="of:=SUM([.B8] + [.B8]/100)" office:value-type="float" office:value="24.6642" calcext:value-type="float">
            <text:p>24,6642</text:p>
          </table:table-cell>
          <table:table-cell table:style-name="ce8" table:formula="of:=SUM([.B8]*1.02)" office:value-type="float" office:value="24.9084" calcext:value-type="float">
            <text:p>24,9084</text:p>
          </table:table-cell>
          <table:table-cell table:style-name="ce3" table:formula="of:=SUM([.B8]*1.05)" office:value-type="float" office:value="25.641" calcext:value-type="float">
            <text:p>25,641</text:p>
          </table:table-cell>
          <table:table-cell table:style-name="ce10" table:formula="of:=SUM([.B8]*1.1)" office:value-type="float" office:value="26.862" calcext:value-type="float">
            <text:p>26,862</text:p>
          </table:table-cell>
          <table:table-cell/>
          <table:table-cell office:value-type="string" calcext:value-type="string">
            <text:p>APE</text:p>
          </table:table-cell>
          <table:table-cell table:style-name="ce1" office:value-type="float" office:value="5.922" calcext:value-type="float">
            <text:p>5,922</text:p>
          </table:table-cell>
          <table:table-cell table:style-name="ce3" table:formula="of:=SUM([.I8] + [.I8]/100)" office:value-type="float" office:value="5.98122" calcext:value-type="float">
            <text:p>5,98122</text:p>
          </table:table-cell>
          <table:table-cell table:style-name="ce8" table:formula="of:=SUM([.I8]*1.02)" office:value-type="float" office:value="6.04044" calcext:value-type="float">
            <text:p>6,04044</text:p>
          </table:table-cell>
          <table:table-cell table:style-name="ce3" table:formula="of:=SUM([.I8]*1.05)" office:value-type="float" office:value="6.2181" calcext:value-type="float">
            <text:p>6,2181</text:p>
          </table:table-cell>
          <table:table-cell table:style-name="ce10" table:formula="of:=SUM([.I8]*1.1)" office:value-type="float" office:value="6.5142" calcext:value-type="float">
            <text:p>6,5142</text:p>
          </table:table-cell>
          <table:table-cell/>
          <table:table-cell table:style-name="ce24"/>
          <table:table-cell table:style-name="ce11" table:formula="of:=SUM([.I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/>
          <table:table-cell table:formula="of:=SUM([.C8]-[.B8])" office:value-type="float" office:value="0.244199999999999" calcext:value-type="float">
            <text:p>0,244199999999999</text:p>
          </table:table-cell>
          <table:table-cell table:formula="of:=SUM([.D8]-[.B8])" office:value-type="float" office:value="0.488400000000002" calcext:value-type="float">
            <text:p>0,488400000000002</text:p>
          </table:table-cell>
          <table:table-cell table:formula="of:=SUM([.E8]-[.B8])" office:value-type="float" office:value="1.221" calcext:value-type="float">
            <text:p>1,221</text:p>
          </table:table-cell>
          <table:table-cell table:formula="of:=SUM([.F8]-[.B8])" office:value-type="float" office:value="2.442" calcext:value-type="float">
            <text:p>2,442</text:p>
          </table:table-cell>
          <table:table-cell/>
          <table:table-cell office:value-type="string" calcext:value-type="string">
            <text:p>APE</text:p>
          </table:table-cell>
          <table:table-cell/>
          <table:table-cell table:formula="of:=SUM([.J8]-[.I8])" office:value-type="float" office:value="0.0592199999999998" calcext:value-type="float">
            <text:p>0,0592199999999998</text:p>
          </table:table-cell>
          <table:table-cell table:formula="of:=SUM([.K8]-[.I8])" office:value-type="float" office:value="0.11844" calcext:value-type="float">
            <text:p>0,11844</text:p>
          </table:table-cell>
          <table:table-cell table:formula="of:=SUM([.L8]-[.I8])" office:value-type="float" office:value="0.2961" calcext:value-type="float">
            <text:p>0,2961</text:p>
          </table:table-cell>
          <table:table-cell table:formula="of:=SUM([.M8]-[.I8])" office:value-type="float" office:value="0.5922" calcext:value-type="float">
            <text:p>0,5922</text:p>
          </table:table-cell>
          <table:table-cell/>
          <table:table-cell table:style-name="ce24"/>
          <table:table-cell table:style-name="ce11" table:formula="of:=SUM([.I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table:number-columns-repeated="6"/>
          <table:table-cell office:value-type="string" calcext:value-type="string">
            <text:p>APE</text:p>
          </table:table-cell>
          <table:table-cell table:number-columns-repeated="6"/>
          <table:table-cell table:style-name="ce24"/>
          <table:table-cell table:style-name="ce11" table:formula="of:=SUM([.I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table:style-name="ce1"/>
          <table:table-cell table:style-name="ce3" table:formula="of:=SUM([.B11] + [.B11]/100)" office:value-type="float" office:value="0" calcext:value-type="float">
            <text:p>0</text:p>
          </table:table-cell>
          <table:table-cell table:style-name="ce8" table:formula="of:=SUM([.B11]*1.02)" office:value-type="float" office:value="0" calcext:value-type="float">
            <text:p>0</text:p>
          </table:table-cell>
          <table:table-cell table:style-name="ce3" table:formula="of:=SUM([.B11]*1.05)" office:value-type="float" office:value="0" calcext:value-type="float">
            <text:p>0</text:p>
          </table:table-cell>
          <table:table-cell table:style-name="ce10" table:formula="of:=SUM([.B11]*1.1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 table:style-name="ce1" office:value-type="float" office:value="5.885" calcext:value-type="float">
            <text:p>5,885</text:p>
          </table:table-cell>
          <table:table-cell table:style-name="ce3" table:formula="of:=SUM([.I11] + [.I11]/100)" office:value-type="float" office:value="5.94385" calcext:value-type="float">
            <text:p>5,94385</text:p>
          </table:table-cell>
          <table:table-cell table:style-name="ce8" table:formula="of:=SUM([.I11]*1.02)" office:value-type="float" office:value="6.0027" calcext:value-type="float">
            <text:p>6,0027</text:p>
          </table:table-cell>
          <table:table-cell table:style-name="ce3" table:formula="of:=SUM([.I11]*1.05)" office:value-type="float" office:value="6.17925" calcext:value-type="float">
            <text:p>6,17925</text:p>
          </table:table-cell>
          <table:table-cell table:style-name="ce10" table:formula="of:=SUM([.I11]*1.1)" office:value-type="float" office:value="6.4735" calcext:value-type="float">
            <text:p>6,4735</text:p>
          </table:table-cell>
          <table:table-cell/>
          <table:table-cell table:style-name="ce24"/>
          <table:table-cell table:style-name="ce11" table:formula="of:=SUM([.I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/>
          <table:table-cell table:formula="of:=SUM([.C11]-[.B11])" office:value-type="float" office:value="0" calcext:value-type="float">
            <text:p>0</text:p>
          </table:table-cell>
          <table:table-cell table:formula="of:=SUM([.D11]-[.B11])" office:value-type="float" office:value="0" calcext:value-type="float">
            <text:p>0</text:p>
          </table:table-cell>
          <table:table-cell table:formula="of:=SUM([.E11]-[.B11])" office:value-type="float" office:value="0" calcext:value-type="float">
            <text:p>0</text:p>
          </table:table-cell>
          <table:table-cell table:formula="of:=SUM([.F11]-[.B11]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/>
          <table:table-cell table:formula="of:=SUM([.J11]-[.I11])" office:value-type="float" office:value="0.0588499999999996" calcext:value-type="float">
            <text:p>0,0588499999999996</text:p>
          </table:table-cell>
          <table:table-cell table:formula="of:=SUM([.K11]-[.I11])" office:value-type="float" office:value="0.1177" calcext:value-type="float">
            <text:p>0,1177</text:p>
          </table:table-cell>
          <table:table-cell table:formula="of:=SUM([.L11]-[.I11])" office:value-type="float" office:value="0.29425" calcext:value-type="float">
            <text:p>0,29425</text:p>
          </table:table-cell>
          <table:table-cell table:formula="of:=SUM([.M11]-[.I11])" office:value-type="float" office:value="0.588500000000001" calcext:value-type="float">
            <text:p>0,588500000000001</text:p>
          </table:table-cell>
          <table:table-cell/>
          <table:table-cell table:style-name="ce24"/>
          <table:table-cell table:style-name="ce11" table:formula="of:=SUM([.I26])" office:value-type="float" office:value="5.91366666666667" calcext:value-type="float">
            <text:p>5,91366666666667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/>
          <table:table-cell table:style-name="ce5"/>
          <table:table-cell table:style-name="ce2"/>
          <table:table-cell table:style-name="ce5"/>
          <table:table-cell table:style-name="ce2"/>
          <table:table-cell/>
          <table:table-cell office:value-type="string" calcext:value-type="string">
            <text:p>APE</text:p>
          </table:table-cell>
          <table:table-cell/>
          <table:table-cell table:style-name="ce5"/>
          <table:table-cell table:style-name="ce2"/>
          <table:table-cell table:style-name="ce5"/>
          <table:table-cell table:style-name="ce2"/>
          <table:table-cell/>
          <table:table-cell table:style-name="ce24"/>
          <table:table-cell table:style-name="ce11"/>
        </table:table-row>
        <table:table-row table:style-name="ro1">
          <table:table-cell office:value-type="string" calcext:value-type="string">
            <text:p>SOL</text:p>
          </table:table-cell>
          <table:table-cell table:style-name="ce1"/>
          <table:table-cell table:style-name="ce3" table:formula="of:=SUM([.B14] + [.B14]/100)" office:value-type="float" office:value="0" calcext:value-type="float">
            <text:p>0</text:p>
          </table:table-cell>
          <table:table-cell table:style-name="ce8" table:formula="of:=SUM([.B14]*1.02)" office:value-type="float" office:value="0" calcext:value-type="float">
            <text:p>0</text:p>
          </table:table-cell>
          <table:table-cell table:style-name="ce3" table:formula="of:=SUM([.B14]*1.05)" office:value-type="float" office:value="0" calcext:value-type="float">
            <text:p>0</text:p>
          </table:table-cell>
          <table:table-cell table:style-name="ce10" table:formula="of:=SUM([.B14]*1.1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 table:style-name="ce1"/>
          <table:table-cell table:style-name="ce3" table:formula="of:=SUM([.I14] + [.I14]/100)" office:value-type="float" office:value="0" calcext:value-type="float">
            <text:p>0</text:p>
          </table:table-cell>
          <table:table-cell table:style-name="ce8" table:formula="of:=SUM([.I14]*1.02)" office:value-type="float" office:value="0" calcext:value-type="float">
            <text:p>0</text:p>
          </table:table-cell>
          <table:table-cell table:style-name="ce3" table:formula="of:=SUM([.I14]*1.05)" office:value-type="float" office:value="0" calcext:value-type="float">
            <text:p>0</text:p>
          </table:table-cell>
          <table:table-cell table:style-name="ce10" table:formula="of:=SUM([.I14]*1.1)" office:value-type="float" office:value="0" calcext:value-type="float">
            <text:p>0</text:p>
          </table:table-cell>
          <table:table-cell/>
          <table:table-cell table:style-name="ce27" table:formula="of:=AVERAGE([.O5:.O6])" office:value-type="float" office:value="24.5" calcext:value-type="float">
            <text:p>24,500</text:p>
          </table:table-cell>
          <table:table-cell table:style-name="ce7" table:formula="of:=AVERAGE([.P5:.P7])" office:value-type="float" office:value="5.91366666666667" calcext:value-type="float">
            <text:p>5,91366666666667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/>
          <table:table-cell table:formula="of:=SUM([.C14]-[.B14])" office:value-type="float" office:value="0" calcext:value-type="float">
            <text:p>0</text:p>
          </table:table-cell>
          <table:table-cell table:formula="of:=SUM([.D14]-[.B14])" office:value-type="float" office:value="0" calcext:value-type="float">
            <text:p>0</text:p>
          </table:table-cell>
          <table:table-cell table:formula="of:=SUM([.E14]-[.B14])" office:value-type="float" office:value="0" calcext:value-type="float">
            <text:p>0</text:p>
          </table:table-cell>
          <table:table-cell table:formula="of:=SUM([.F14]-[.B14]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/>
          <table:table-cell table:formula="of:=SUM([.J14]-[.I14])" office:value-type="float" office:value="0" calcext:value-type="float">
            <text:p>0</text:p>
          </table:table-cell>
          <table:table-cell table:formula="of:=SUM([.K14]-[.I14])" office:value-type="float" office:value="0" calcext:value-type="float">
            <text:p>0</text:p>
          </table:table-cell>
          <table:table-cell table:formula="of:=SUM([.L14]-[.I14])" office:value-type="float" office:value="0" calcext:value-type="float">
            <text:p>0</text:p>
          </table:table-cell>
          <table:table-cell table:formula="of:=SUM([.M14]-[.I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office:value-type="string" calcext:value-type="string">
            <text:p>APE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table:style-name="ce1"/>
          <table:table-cell table:style-name="ce3" table:formula="of:=SUM([.B17] + [.B17]/100)" office:value-type="float" office:value="0" calcext:value-type="float">
            <text:p>0</text:p>
          </table:table-cell>
          <table:table-cell table:style-name="ce8" table:formula="of:=SUM([.B17]*1.02)" office:value-type="float" office:value="0" calcext:value-type="float">
            <text:p>0</text:p>
          </table:table-cell>
          <table:table-cell table:style-name="ce3" table:formula="of:=SUM([.B17]*1.05)" office:value-type="float" office:value="0" calcext:value-type="float">
            <text:p>0</text:p>
          </table:table-cell>
          <table:table-cell table:style-name="ce10" table:formula="of:=SUM([.B17]*1.1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 table:style-name="ce1"/>
          <table:table-cell table:style-name="ce3" table:formula="of:=SUM([.I17] + [.I17]/100)" office:value-type="float" office:value="0" calcext:value-type="float">
            <text:p>0</text:p>
          </table:table-cell>
          <table:table-cell table:style-name="ce8" table:formula="of:=SUM([.I17]*1.02)" office:value-type="float" office:value="0" calcext:value-type="float">
            <text:p>0</text:p>
          </table:table-cell>
          <table:table-cell table:style-name="ce3" table:formula="of:=SUM([.I17]*1.05)" office:value-type="float" office:value="0" calcext:value-type="float">
            <text:p>0</text:p>
          </table:table-cell>
          <table:table-cell table:style-name="ce10" table:formula="of:=SUM([.I17]*1.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/>
          <table:table-cell table:formula="of:=SUM([.C17]-[.B17])" office:value-type="float" office:value="0" calcext:value-type="float">
            <text:p>0</text:p>
          </table:table-cell>
          <table:table-cell table:formula="of:=SUM([.D17]-[.B17])" office:value-type="float" office:value="0" calcext:value-type="float">
            <text:p>0</text:p>
          </table:table-cell>
          <table:table-cell table:formula="of:=SUM([.E17]-[.B17])" office:value-type="float" office:value="0" calcext:value-type="float">
            <text:p>0</text:p>
          </table:table-cell>
          <table:table-cell table:formula="of:=SUM([.F17]-[.B17]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/>
          <table:table-cell table:formula="of:=SUM([.J17]-[.I17])" office:value-type="float" office:value="0" calcext:value-type="float">
            <text:p>0</text:p>
          </table:table-cell>
          <table:table-cell table:formula="of:=SUM([.K17]-[.I17])" office:value-type="float" office:value="0" calcext:value-type="float">
            <text:p>0</text:p>
          </table:table-cell>
          <table:table-cell table:formula="of:=SUM([.L17]-[.I17])" office:value-type="float" office:value="0" calcext:value-type="float">
            <text:p>0</text:p>
          </table:table-cell>
          <table:table-cell table:formula="of:=SUM([.M17]-[.I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office:value-type="string" calcext:value-type="string">
            <text:p>A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</text:p>
          </table:table-cell>
          <table:table-cell table:style-name="ce1"/>
          <table:table-cell table:style-name="ce3" table:formula="of:=SUM([.B20] + [.B20]/100)" office:value-type="float" office:value="0" calcext:value-type="float">
            <text:p>0</text:p>
          </table:table-cell>
          <table:table-cell table:style-name="ce8" table:formula="of:=SUM([.B20]*1.02)" office:value-type="float" office:value="0" calcext:value-type="float">
            <text:p>0</text:p>
          </table:table-cell>
          <table:table-cell table:style-name="ce3" table:formula="of:=SUM([.B20]*1.05)" office:value-type="float" office:value="0" calcext:value-type="float">
            <text:p>0</text:p>
          </table:table-cell>
          <table:table-cell table:style-name="ce10" table:formula="of:=SUM([.B20]*1.1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 table:style-name="ce1"/>
          <table:table-cell table:style-name="ce3" table:formula="of:=SUM([.I20] + [.I20]/100)" office:value-type="float" office:value="0" calcext:value-type="float">
            <text:p>0</text:p>
          </table:table-cell>
          <table:table-cell table:style-name="ce8" table:formula="of:=SUM([.I20]*1.02)" office:value-type="float" office:value="0" calcext:value-type="float">
            <text:p>0</text:p>
          </table:table-cell>
          <table:table-cell table:style-name="ce3" table:formula="of:=SUM([.I20]*1.05)" office:value-type="float" office:value="0" calcext:value-type="float">
            <text:p>0</text:p>
          </table:table-cell>
          <table:table-cell table:style-name="ce10" table:formula="of:=SUM([.I20]*1.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/>
          <table:table-cell table:formula="of:=SUM([.C20]-[.B20])" office:value-type="float" office:value="0" calcext:value-type="float">
            <text:p>0</text:p>
          </table:table-cell>
          <table:table-cell table:formula="of:=SUM([.D20]-[.B20])" office:value-type="float" office:value="0" calcext:value-type="float">
            <text:p>0</text:p>
          </table:table-cell>
          <table:table-cell table:formula="of:=SUM([.E20]-[.B20])" office:value-type="float" office:value="0" calcext:value-type="float">
            <text:p>0</text:p>
          </table:table-cell>
          <table:table-cell table:formula="of:=SUM([.F20]-[.B20]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/>
          <table:table-cell table:formula="of:=SUM([.J20]-[.I20])" office:value-type="float" office:value="0" calcext:value-type="float">
            <text:p>0</text:p>
          </table:table-cell>
          <table:table-cell table:formula="of:=SUM([.K20]-[.I20])" office:value-type="float" office:value="0" calcext:value-type="float">
            <text:p>0</text:p>
          </table:table-cell>
          <table:table-cell table:formula="of:=SUM([.L20]-[.I20])" office:value-type="float" office:value="0" calcext:value-type="float">
            <text:p>0</text:p>
          </table:table-cell>
          <table:table-cell table:formula="of:=SUM([.M20]-[.I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office:value-type="string" calcext:value-type="string">
            <text:p>A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</text:p>
          </table:table-cell>
          <table:table-cell table:style-name="ce1"/>
          <table:table-cell table:style-name="ce3" table:formula="of:=SUM([.B23] + [.B23]/100)" office:value-type="float" office:value="0" calcext:value-type="float">
            <text:p>0</text:p>
          </table:table-cell>
          <table:table-cell table:style-name="ce8" table:formula="of:=SUM([.B23]*1.02)" office:value-type="float" office:value="0" calcext:value-type="float">
            <text:p>0</text:p>
          </table:table-cell>
          <table:table-cell table:style-name="ce3" table:formula="of:=SUM([.B23]*1.05)" office:value-type="float" office:value="0" calcext:value-type="float">
            <text:p>0</text:p>
          </table:table-cell>
          <table:table-cell table:style-name="ce10" table:formula="of:=SUM([.B23]*1.1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 table:style-name="ce1"/>
          <table:table-cell table:style-name="ce3" table:formula="of:=SUM([.I23] + [.I23]/100)" office:value-type="float" office:value="0" calcext:value-type="float">
            <text:p>0</text:p>
          </table:table-cell>
          <table:table-cell table:style-name="ce8" table:formula="of:=SUM([.I23]*1.02)" office:value-type="float" office:value="0" calcext:value-type="float">
            <text:p>0</text:p>
          </table:table-cell>
          <table:table-cell table:style-name="ce3" table:formula="of:=SUM([.I23]*1.05)" office:value-type="float" office:value="0" calcext:value-type="float">
            <text:p>0</text:p>
          </table:table-cell>
          <table:table-cell table:style-name="ce10" table:formula="of:=SUM([.I23]*1.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/>
          <table:table-cell table:formula="of:=SUM([.C23]-[.B23])" office:value-type="float" office:value="0" calcext:value-type="float">
            <text:p>0</text:p>
          </table:table-cell>
          <table:table-cell table:formula="of:=SUM([.D23]-[.B23])" office:value-type="float" office:value="0" calcext:value-type="float">
            <text:p>0</text:p>
          </table:table-cell>
          <table:table-cell table:formula="of:=SUM([.E23]-[.B23])" office:value-type="float" office:value="0" calcext:value-type="float">
            <text:p>0</text:p>
          </table:table-cell>
          <table:table-cell table:formula="of:=SUM([.F23]-[.B23])" office:value-type="float" office:value="0" calcext:value-type="float">
            <text:p>0</text:p>
          </table:table-cell>
          <table:table-cell/>
          <table:table-cell office:value-type="string" calcext:value-type="string">
            <text:p>APE</text:p>
          </table:table-cell>
          <table:table-cell/>
          <table:table-cell table:formula="of:=SUM([.J23]-[.I23])" office:value-type="float" office:value="0" calcext:value-type="float">
            <text:p>0</text:p>
          </table:table-cell>
          <table:table-cell table:formula="of:=SUM([.K23]-[.I23])" office:value-type="float" office:value="0" calcext:value-type="float">
            <text:p>0</text:p>
          </table:table-cell>
          <table:table-cell table:formula="of:=SUM([.L23]-[.I23])" office:value-type="float" office:value="0" calcext:value-type="float">
            <text:p>0</text:p>
          </table:table-cell>
          <table:table-cell table:formula="of:=SUM([.M23]-[.I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office:value-type="string" calcext:value-type="string">
            <text:p>APE</text:p>
          </table:table-cell>
          <table:table-cell/>
          <table:table-cell table:style-name="ce5"/>
          <table:table-cell table:style-name="ce2"/>
          <table:table-cell table:style-name="ce5"/>
          <table:table-cell table:style-name="ce2"/>
          <table:table-cell table:number-columns-repeated="3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4" table:formula="of:=SUM([.O14])" office:value-type="float" office:value="24.5" calcext:value-type="float">
            <text:p>24,5</text:p>
          </table:table-cell>
          <table:table-cell table:style-name="ce3" table:formula="of:=SUM([.B26] + [.B26]/100)" office:value-type="float" office:value="24.745" calcext:value-type="float">
            <text:p>24,745</text:p>
          </table:table-cell>
          <table:table-cell table:style-name="ce8" table:formula="of:=SUM([.B26]*1.02)" office:value-type="float" office:value="24.99" calcext:value-type="float">
            <text:p>24,99</text:p>
          </table:table-cell>
          <table:table-cell table:style-name="ce3" table:formula="of:=SUM([.B26]*1.05)" office:value-type="float" office:value="25.725" calcext:value-type="float">
            <text:p>25,725</text:p>
          </table:table-cell>
          <table:table-cell table:style-name="ce10" table:formula="of:=SUM([.B26]*1.1)" office:value-type="float" office:value="26.95" calcext:value-type="float">
            <text:p>26,95</text:p>
          </table:table-cell>
          <table:table-cell/>
          <table:table-cell table:style-name="ce24" office:value-type="string" calcext:value-type="string">
            <text:p>MOYENNE</text:p>
          </table:table-cell>
          <table:table-cell table:style-name="ce25" table:formula="of:=SUM([.P14])" office:value-type="float" office:value="5.91366666666667" calcext:value-type="float">
            <text:p>5,91366666666667</text:p>
          </table:table-cell>
          <table:table-cell table:style-name="ce3" table:formula="of:=SUM([.I26] + [.I26]/100)" office:value-type="float" office:value="5.97280333333333" calcext:value-type="float">
            <text:p>5,97280333333333</text:p>
          </table:table-cell>
          <table:table-cell table:style-name="ce8" table:formula="of:=SUM([.I26]*1.02)" office:value-type="float" office:value="6.03194" calcext:value-type="float">
            <text:p>6,03194</text:p>
          </table:table-cell>
          <table:table-cell table:style-name="ce3" table:formula="of:=SUM([.I26]*1.05)" office:value-type="float" office:value="6.20935" calcext:value-type="float">
            <text:p>6,20935</text:p>
          </table:table-cell>
          <table:table-cell table:style-name="ce10" table:formula="of:=SUM([.I26]*1.1)" office:value-type="float" office:value="6.50503333333333" calcext:value-type="float">
            <text:p>6,5050333333333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/>
          <table:table-cell table:formula="of:=SUM([.C26]-[.B26])" office:value-type="float" office:value="0.245000000000001" calcext:value-type="float">
            <text:p>0,245000000000001</text:p>
          </table:table-cell>
          <table:table-cell table:formula="of:=SUM([.D26]-[.B26])" office:value-type="float" office:value="0.490000000000002" calcext:value-type="float">
            <text:p>0,490000000000002</text:p>
          </table:table-cell>
          <table:table-cell table:formula="of:=SUM([.E26]-[.B26])" office:value-type="float" office:value="1.225" calcext:value-type="float">
            <text:p>1,225</text:p>
          </table:table-cell>
          <table:table-cell table:formula="of:=SUM([.F26]-[.B26])" office:value-type="float" office:value="2.45" calcext:value-type="float">
            <text:p>2,45</text:p>
          </table:table-cell>
          <table:table-cell/>
          <table:table-cell table:style-name="ce24" office:value-type="string" calcext:value-type="string">
            <text:p>MOYENNE</text:p>
          </table:table-cell>
          <table:table-cell/>
          <table:table-cell table:formula="of:=SUM([.J26]-[.I26])" office:value-type="float" office:value="0.0591366666666664" calcext:value-type="float">
            <text:p>0,0591366666666664</text:p>
          </table:table-cell>
          <table:table-cell table:formula="of:=SUM([.K26]-[.I26])" office:value-type="float" office:value="0.118273333333334" calcext:value-type="float">
            <text:p>0,118273333333334</text:p>
          </table:table-cell>
          <table:table-cell table:formula="of:=SUM([.L26]-[.I26])" office:value-type="float" office:value="0.295683333333334" calcext:value-type="float">
            <text:p>0,295683333333334</text:p>
          </table:table-cell>
          <table:table-cell table:formula="of:=SUM([.M26]-[.I26])" office:value-type="float" office:value="0.591366666666668" calcext:value-type="float">
            <text:p>0,59136666666666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table:style-name="ce24" office:value-type="string" calcext:value-type="string">
            <text:p>MOYENNE</text:p>
          </table:table-cell>
          <table:table-cell/>
          <table:table-cell table:style-name="ce5"/>
          <table:table-cell table:style-name="ce2"/>
          <table:table-cell table:style-name="ce5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1:32:28.642300780</meta:creation-date>
    <dc:date>2023-02-05T11:07:21.938769027</dc:date>
    <meta:editing-duration>PT55M57S</meta:editing-duration>
    <meta:editing-cycles>7</meta:editing-cycles>
    <meta:generator>LibreOffice/7.3.7.2$Linux_X86_64 LibreOffice_project/30$Build-2</meta:generator>
    <meta:document-statistic meta:table-count="1" meta:cell-count="206" meta:object-count="0"/>
  </office:meta>
</office:document-meta>
</file>